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ato" svg:font-family="Lato" style:font-pitch="variable"/>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automatic-styles>
    <style:style style:name="P1" style:family="paragraph" style:parent-style-name="Heading_20_3">
      <style:text-properties fo:font-variant="normal" fo:text-transform="none" fo:color="#292929" loext:opacity="100%" style:font-name="Open Sans" fo:font-size="20pt" fo:letter-spacing="normal" fo:font-style="normal" fo:font-weight="normal" officeooo:paragraph-rsid="00148691" style:font-size-asian="17.5pt" style:font-size-complex="20pt"/>
    </style:style>
    <style:style style:name="P2" style:family="paragraph" style:parent-style-name="Heading_20_3">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normal" style:font-size-asian="20pt" style:font-weight-asian="normal" style:font-size-complex="20pt" style:font-weight-complex="normal"/>
    </style:style>
    <style:style style:name="P3" style:family="paragraph" style:parent-style-name="Heading_20_3">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normal" style:font-size-asian="20pt" style:font-size-complex="20pt"/>
    </style:style>
    <style:style style:name="P4" style:family="paragraph" style:parent-style-name="Standard">
      <style:text-properties style:font-name="Abyssinica SIL" fo:font-size="26pt" fo:font-style="normal" fo:font-weight="bold" officeooo:rsid="00148691" officeooo:paragraph-rsid="00148691" style:font-size-asian="26pt" style:font-style-asian="normal" style:font-weight-asian="bold" style:font-size-complex="26pt" style:font-style-complex="normal" style:font-weight-complex="bold"/>
    </style:style>
    <style:style style:name="P5" style:family="paragraph" style:parent-style-name="Standard" style:list-style-name="L1">
      <style:text-properties officeooo:paragraph-rsid="00148691"/>
    </style:style>
    <style:style style:name="P6" style:family="paragraph" style:parent-style-name="Standard">
      <style:text-properties officeooo:paragraph-rsid="00148691"/>
    </style:style>
    <style:style style:name="P7" style:family="paragraph" style:parent-style-name="Standard">
      <style:text-properties fo:font-size="20pt" officeooo:paragraph-rsid="00148691" style:font-size-asian="17.5pt" style:font-size-complex="20pt"/>
    </style:style>
    <style:style style:name="P8" style:family="paragraph" style:parent-style-name="Text_20_body" style:list-style-name="L1">
      <style:text-properties officeooo:paragraph-rsid="00148691"/>
    </style:style>
    <style:style style:name="P9" style:family="paragraph" style:parent-style-name="Text_20_body">
      <style:paragraph-properties fo:margin-left="0cm" fo:margin-right="0cm" fo:orphans="2" fo:widows="2" fo:text-indent="0cm" style:auto-text-indent="false" style:writing-mode="lr-tb"/>
    </style:style>
    <style:style style:name="P10" style:family="paragraph" style:parent-style-name="Text_20_body" style:list-style-name="L1">
      <style:text-properties fo:font-style="normal" officeooo:paragraph-rsid="00148691" style:font-style-asian="normal" style:font-style-complex="normal"/>
    </style:style>
    <style:style style:name="P11"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Open Sans" fo:font-size="12pt" fo:letter-spacing="normal" fo:font-style="normal" fo:font-weight="normal"/>
    </style:style>
    <style:style style:name="P12"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bold" officeooo:rsid="00156249" officeooo:paragraph-rsid="00156249" style:font-size-asian="17.5pt" style:font-weight-asian="bold" style:font-size-complex="20pt" style:font-weight-complex="bold"/>
    </style:style>
    <style:style style:name="P13" style:family="paragraph" style:parent-style-name="Text_20_body">
      <style:text-properties officeooo:paragraph-rsid="00148691"/>
    </style:style>
    <style:style style:name="T1" style:family="text">
      <style:text-properties fo:font-size="20pt" fo:font-style="italic" fo:font-weight="normal" style:font-size-asian="17.5pt" style:font-style-asian="italic" style:font-weight-asian="normal" style:font-size-complex="20pt" style:font-style-complex="italic" style:font-weight-complex="normal"/>
    </style:style>
    <style:style style:name="T2" style:family="text">
      <style:text-properties fo:font-size="12pt"/>
    </style:style>
    <style:style style:name="T3" style:family="text">
      <style:text-properties fo:color="#3590ea" loext:opacity="100%" style:text-line-through-style="none" style:text-line-through-type="none" style:text-underline-style="none" fo:font-weight="normal" style:text-blinking="false"/>
    </style:style>
    <style:style style:name="T4" style:family="text">
      <style:text-properties fo:font-variant="normal" fo:text-transform="none" fo:color="#292929" loext:opacity="100%" style:font-name="Open Sans" fo:font-size="12pt" fo:letter-spacing="normal" fo:font-style="normal"/>
    </style:style>
    <style:style style:name="T5" style:family="text">
      <style:text-properties fo:font-variant="normal" fo:text-transform="none" fo:color="#292929" loext:opacity="100%" style:font-name="Open Sans" fo:font-size="12pt" fo:letter-spacing="normal" fo:font-style="normal" fo:font-weight="normal"/>
    </style:style>
    <style:style style:name="T6" style:family="text">
      <style:text-properties fo:font-variant="normal" fo:text-transform="none" fo:color="#292929" loext:opacity="100%" style:font-name="Open Sans" fo:font-size="12pt" fo:letter-spacing="normal" fo:font-style="normal" fo:font-weight="normal" officeooo:rsid="00156249"/>
    </style:style>
    <style:style style:name="T7" style:family="text">
      <style:text-properties fo:font-variant="normal" fo:text-transform="none" fo:color="#292929" loext:opacity="100%" style:font-name="Open Sans" fo:letter-spacing="normal" fo:font-style="normal"/>
    </style:style>
    <style:style style:name="T8" style:family="text">
      <style:text-properties fo:font-variant="normal" fo:text-transform="none" fo:color="#292929" loext:opacity="100%" fo:font-size="12pt" fo:letter-spacing="normal" fo:font-style="normal" fo:font-weight="normal"/>
    </style:style>
    <style:style style:name="T9" style:family="text">
      <style:text-properties fo:font-variant="normal" fo:text-transform="none" fo:color="#292929" loext:opacity="100%" style:font-name="Lato" fo:letter-spacing="normal" fo:font-style="normal" fo:font-weight="normal" officeooo:rsid="00148691" style:font-style-asian="italic" style:font-weight-asian="normal" style:font-style-complex="italic" style:font-weight-complex="normal"/>
    </style:style>
    <style:style style:name="T10" style:family="text">
      <style:text-properties fo:font-variant="normal" fo:text-transform="none" fo:color="#292929" loext:opacity="100%" style:font-name="Lato" fo:letter-spacing="normal" fo:font-style="normal" fo:font-weight="bold" officeooo:rsid="00148691" style:font-style-asian="italic" style:font-weight-asian="bold" style:font-style-complex="italic" style:font-weight-complex="bold"/>
    </style:style>
    <style:style style:name="T11" style:family="text">
      <style:text-properties fo:font-variant="normal" fo:text-transform="none" fo:color="#292929" loext:opacity="100%" style:font-name="Lato" fo:font-size="15pt" fo:letter-spacing="normal" fo:font-style="normal" fo:font-weight="normal" officeooo:rsid="00148691" style:font-size-asian="15pt" style:font-style-asian="italic" style:font-weight-asian="normal" style:font-size-complex="15pt" style:font-style-complex="italic" style:font-weight-complex="normal"/>
    </style:style>
    <style:style style:name="T12" style:family="text">
      <style:text-properties fo:font-variant="normal" fo:text-transform="none" fo:color="#292929" loext:opacity="100%" style:font-name="Lato" fo:font-size="15pt" fo:letter-spacing="normal" fo:font-style="normal" fo:font-weight="normal" officeooo:rsid="00148691" style:font-size-asian="15pt" style:font-style-asian="italic" style:font-weight-asian="normal" style:font-size-complex="15pt" style:font-style-complex="italic" style:font-weight-complex="normal" loext:padding="0cm" loext:border="none"/>
    </style:style>
    <style:style style:name="T13" style:family="text">
      <style:text-properties fo:font-variant="normal" fo:text-transform="none" fo:color="#292929" loext:opacity="100%" style:font-name="Lato" fo:font-size="15pt" fo:letter-spacing="normal" fo:font-style="normal" fo:font-weight="normal" officeooo:rsid="00148691" style:font-size-asian="15pt" style:font-style-asian="italic" style:font-size-complex="15pt" style:font-style-complex="italic"/>
    </style:style>
    <style:style style:name="T14" style:family="text">
      <style:text-properties fo:font-variant="normal" fo:text-transform="none" fo:color="#292929" loext:opacity="100%" style:font-name="Lato" fo:font-size="15pt" fo:letter-spacing="normal" fo:font-style="italic" fo:font-weight="normal" officeooo:rsid="00148691" style:font-size-asian="15pt" style:font-style-asian="italic" style:font-weight-asian="normal" style:font-size-complex="15pt" style:font-style-complex="italic" style:font-weight-complex="normal"/>
    </style:style>
    <style:style style:name="T15" style:family="text">
      <style:text-properties fo:font-variant="normal" fo:text-transform="none" fo:color="#292929" loext:opacity="100%" style:font-name="Lato" fo:font-size="15pt" fo:letter-spacing="normal" fo:font-style="italic" fo:font-weight="normal" officeooo:rsid="00148691" style:font-size-asian="13.1000003814697pt" style:font-style-asian="italic" style:font-weight-asian="normal" style:font-size-complex="15pt" style:font-style-complex="italic" style:font-weight-complex="normal" loext:padding="0cm" loext:border="none"/>
    </style:style>
    <style:style style:name="T16" style:family="text">
      <style:text-properties fo:font-variant="normal" fo:text-transform="none" fo:color="#292929" loext:opacity="100%" style:font-name="Lato" fo:font-size="20pt" fo:letter-spacing="normal" fo:font-style="italic" fo:font-weight="normal" officeooo:rsid="00148691" style:font-size-asian="17.5pt" style:font-style-asian="italic" style:font-weight-asian="normal" style:font-size-complex="20pt" style:font-style-complex="italic" style:font-weight-complex="normal"/>
    </style:style>
    <style:style style:name="T17" style:family="text">
      <style:text-properties fo:font-variant="normal" fo:text-transform="none" fo:color="#292929" loext:opacity="100%" style:font-name="Lato" fo:font-size="20pt" fo:letter-spacing="normal" fo:font-style="italic" fo:font-weight="bold" officeooo:rsid="00148691" style:font-size-asian="20pt" style:font-style-asian="italic" style:font-weight-asian="bold" style:font-size-complex="20pt" style:font-style-complex="italic" style:font-weight-complex="bold" loext:padding="0cm" loext:border="none"/>
    </style:style>
    <style:style style:name="T18" style:family="text">
      <style:text-properties fo:font-variant="normal" fo:text-transform="none" fo:color="#292929" loext:opacity="100%" fo:letter-spacing="normal"/>
    </style:style>
    <style:style style:name="T19" style:family="text">
      <style:text-properties fo:font-variant="normal" fo:text-transform="none" fo:color="#292929" loext:opacity="100%" fo:letter-spacing="normal" fo:font-style="normal"/>
    </style:style>
    <style:style style:name="T20" style:family="text">
      <style:text-properties fo:font-variant="normal" fo:text-transform="none" fo:color="#292929" loext:opacity="100%" fo:letter-spacing="normal" fo:font-style="normal" fo:font-weight="normal"/>
    </style:style>
    <style:style style:name="T21" style:family="text">
      <style:text-properties fo:font-variant="normal" fo:text-transform="none" fo:color="#292929" loext:opacity="100%" fo:letter-spacing="normal" fo:font-style="normal" fo:font-weight="normal" officeooo:rsid="00148691" style:font-style-asian="italic" style:font-weight-asian="normal" style:font-style-complex="italic" style:font-weight-complex="normal"/>
    </style:style>
    <style:style style:name="T22" style:family="text">
      <style:text-properties fo:font-variant="normal" fo:text-transform="none" fo:color="#292929" loext:opacity="100%" style:font-name="Abyssinica SIL" fo:font-size="26pt" fo:letter-spacing="normal" fo:font-style="italic" fo:font-weight="normal" officeooo:rsid="00148691" style:font-size-asian="26pt" style:font-style-asian="italic" style:font-weight-asian="normal" style:font-size-complex="26pt" style:font-style-complex="italic" style:font-weight-complex="normal"/>
    </style:style>
    <style:style style:name="T23" style:family="text">
      <style:text-properties fo:font-variant="normal" fo:text-transform="none" fo:color="#3590ea" loext:opacity="100%" style:text-line-through-style="none" style:text-line-through-type="none" style:font-name="Open Sans" fo:font-size="12pt" fo:letter-spacing="normal" fo:font-style="normal" style:text-underline-style="none" fo:font-weight="normal" style:text-blinking="false"/>
    </style:style>
    <style:style style:name="T24" style:family="text">
      <style:text-properties fo:font-variant="normal" fo:text-transform="none" fo:color="#3590ea" loext:opacity="100%" style:text-line-through-style="none" style:text-line-through-type="none" style:font-name="Lato" fo:font-size="15pt" fo:letter-spacing="normal" fo:font-style="normal" style:text-underline-style="none" fo:font-weight="normal" officeooo:rsid="00148691" style:text-blinking="false" style:font-size-asian="15pt" style:font-style-asian="italic" style:font-size-complex="15pt" style:font-style-complex="italic"/>
    </style:style>
    <style:style style:name="T25" style:family="text">
      <style:text-properties fo:font-variant="normal" fo:text-transform="none" fo:color="#3590ea" loext:opacity="100%" style:text-line-through-style="none" style:text-line-through-type="none" style:font-name="Lato" fo:font-size="15pt" fo:letter-spacing="normal" fo:font-style="normal" style:text-underline-style="none" fo:font-weight="normal" officeooo:rsid="00148691" style:text-blinking="false" style:font-size-asian="15pt" style:font-style-asian="italic" style:font-size-complex="15pt" style:font-style-complex="italic" loext:padding="0cm" loext:border="none"/>
    </style:style>
    <style:style style:name="T26" style:family="text">
      <style:text-properties fo:font-variant="normal" fo:text-transform="none" fo:color="#222222" loext:opacity="100%" style:font-name="Lato" fo:font-size="15pt" fo:letter-spacing="normal" fo:font-weight="normal" officeooo:rsid="00148691" style:font-size-asian="15pt" style:font-weight-asian="normal" style:font-size-complex="15pt" style:font-weight-complex="normal"/>
    </style:style>
    <style:style style:name="T27" style:family="text">
      <style:text-properties style:font-name="Lato" officeooo:rsid="00148691" style:font-style-asian="italic" style:font-weight-asian="normal" style:font-style-complex="italic" style:font-weight-complex="normal"/>
    </style:style>
    <style:style style:name="T2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tBoost Report</text:p>
      <text:p text:style-name="P4"><text:tab/><text:tab/><text:tab/><text:tab/><text:tab/><text:tab/><text:tab/><text:tab/>-<text:span text:style-name="T1"> Donal Loitam</text:span></text:p>
      <text:p text:style-name="P4"><text:span text:style-name="T1"/></text:p>
      <text:p text:style-name="P13"><text:span text:style-name="T15"/></text:p>
      <text:p text:style-name="P13"><text:span text:style-name="T15"><text:tab/><text:tab/></text:span><text:span text:style-name="T17">INTRODUCTION </text:span></text:p>
      <text:list xml:id="list2415769568" text:style-name="L1">
        <text:list-item>
          <text:p text:style-name="P8"><text:span text:style-name="T12">CatBoost algorithm is another member of the </text:span><text:a xlink:type="simple" xlink:href="https://dataaspirant.com/gradient-boosting-algorithm/" office:target-frame-name="_blank" xlink:show="new" text:style-name="Internet_20_link" text:visited-style-name="Visited_20_Internet_20_Link"><text:span text:style-name="Strong_20_Emphasis"><text:span text:style-name="T25">gradient boosting</text:span></text:span></text:a><text:span text:style-name="T12"> technique on </text:span><text:a xlink:type="simple" xlink:href="https://dataaspirant.com/how-decision-tree-algorithm-works/" office:target-frame-name="_blank" xlink:show="new" text:style-name="Internet_20_link" text:visited-style-name="Visited_20_Internet_20_Link"><text:span text:style-name="Strong_20_Emphasis"><text:span text:style-name="T25">decision trees</text:span></text:span></text:a><text:span text:style-name="T12">.</text:span></text:p>
        </text:list-item>
        <text:list-item>
          <text:p text:style-name="P10"><text:span text:style-name="T26">It yields state-of-the-art results without extensive data training typically required by other machine learning methods, and</text:span></text:p>
        </text:list-item>
        <text:list-item>
          <text:p text:style-name="P8"><text:span text:style-name="T11">One of the many unique features that the CatBoost algorithm offers is the integration to work with diverse </text:span><text:span text:style-name="Strong_20_Emphasis"><text:span text:style-name="T13">data types</text:span></text:span><text:span text:style-name="T14"> </text:span><text:span text:style-name="T11">to solve a wide range of data problems faced by numerous businesses</text:span></text:p>
        </text:list-item>
        <text:list-item>
          <text:p text:style-name="P5"><text:span text:style-name="T11">Not just that, but CatBoost also offers </text:span><text:a xlink:type="simple" xlink:href="https://dataaspirant.com/six-popular-classification-evaluation-metrics-in-machine-learning/" office:target-frame-name="_blank" xlink:show="new" text:style-name="Internet_20_link" text:visited-style-name="Visited_20_Internet_20_Link"><text:span text:style-name="Strong_20_Emphasis"><text:span text:style-name="T24">accuracy</text:span></text:span></text:a><text:span text:style-name="T14"> </text:span><text:span text:style-name="T11">just like the other algorithm in the tree family.</text:span></text:p>
        </text:list-item>
      </text:list>
      <text:p text:style-name="P6"><text:span text:style-name="T11"/></text:p>
      <text:list xml:id="list162419419509729" text:continue-numbering="true" text:style-name="L1">
        <text:list-item>
          <text:p text:style-name="P5"><text:span text:style-name="T11">The term CatBoost is an acronym that stands for "Category” and “</text:span><text:a xlink:type="simple" xlink:href="https://dataaspirant.com/gradient-boosting-algorithm/" office:target-frame-name="_blank" xlink:show="new" text:style-name="Internet_20_link" text:visited-style-name="Visited_20_Internet_20_Link"><text:span text:style-name="Strong_20_Emphasis"><text:span text:style-name="T24">Boosting</text:span></text:span></text:a><text:span text:style-name="T11">.”</text:span></text:p>
        </text:list-item>
        <text:list-item>
          <text:p text:style-name="P5"><text:span text:style-name="T11">CatBoost supports </text:span><text:span text:style-name="Strong_20_Emphasis"><text:span text:style-name="T13">numerical</text:span></text:span><text:span text:style-name="T11">, </text:span><text:span text:style-name="Strong_20_Emphasis"><text:span text:style-name="T13">categorical</text:span></text:span><text:span text:style-name="T11">, and </text:span><text:span text:style-name="Strong_20_Emphasis"><text:span text:style-name="T13">text features</text:span></text:span><text:span text:style-name="T11"> but has a good handling technique for categorical data. </text:span></text:p>
        </text:list-item>
      </text:list>
      <text:p text:style-name="P6"><text:span text:style-name="T11"/></text:p>
      <text:p text:style-name="P7"><text:span text:style-name="T9"/></text:p>
      <text:p text:style-name="P7"><text:span text:style-name="T9"><text:s text:c="8"/></text:span><text:span text:style-name="T10"><text:s/>Features of CatBoost : </text:span></text:p>
      <text:p text:style-name="P7"><text:span text:style-name="T9"/></text:p>
      <text:h text:style-name="P1" text:outline-level="3"><text:bookmark text:name="t-1609567161985"/><text:span text:style-name="T27">Robust</text:span></text:h>
      <text:p text:style-name="P9"><text:span text:style-name="T5">CatBoost can improve the </text:span><text:span text:style-name="Strong_20_Emphasis"><text:span text:style-name="T5">performance</text:span></text:span><text:span text:style-name="T5"> of the model while </text:span><text:a xlink:type="simple" xlink:href="https://dataaspirant.com/handle-overfitting-deep-learning-models/" office:target-frame-name="_blank" xlink:show="new" text:style-name="Internet_20_link" text:visited-style-name="Visited_20_Internet_20_Link"><text:span text:style-name="Strong_20_Emphasis"><text:span text:style-name="T23">reducing overfitting</text:span></text:span></text:a><text:span text:style-name="T5"> and the time spent on tuning.  </text:span></text:p>
      <text:p text:style-name="P9"><text:span text:style-name="T5">CatBoost has several parameters to tune. Still, it reduces the need for extensive </text:span><text:a xlink:type="simple" xlink:href="https://dataaspirant.com/hyperparameter-tuning-with-keras-tuner/" office:target-frame-name="_blank" xlink:show="new" text:style-name="Internet_20_link" text:visited-style-name="Visited_20_Internet_20_Link"><text:span text:style-name="Strong_20_Emphasis"><text:span text:style-name="T23">hyper-parameter tuning</text:span></text:span></text:a><text:span text:style-name="T5"> because the </text:span><text:span text:style-name="Strong_20_Emphasis"><text:span text:style-name="T5">default parameters</text:span></text:span><text:span text:style-name="T5"> produce a great result.</text:span></text:p>
      <text:p text:style-name="P7"><text:span text:style-name="T9"/></text:p>
      <text:h text:style-name="P1" text:outline-level="3"><text:bookmark text:name="t-1609567161986"/><text:soft-page-break/><text:span text:style-name="T27">Accuracy</text:span></text:h>
      <text:p text:style-name="P9"><text:span text:style-name="T5">The CatBoost algorithm is a high performance and </text:span><text:span text:style-name="Strong_20_Emphasis"><text:span text:style-name="T5">greedy novel</text:span></text:span><text:span text:style-name="T5"> gradient boosting implementation. </text:span></text:p>
      <text:p text:style-name="P11">Hence, CatBoost (when implemented well) either leads or ties in competitions with standard benchmarks.</text:p>
      <text:p text:style-name="P11"/>
      <text:h text:style-name="P2" text:outline-level="3"><text:bookmark text:name="t-1609567161987"/>Categorical Features Support</text:h>
      <text:p text:style-name="P9"><text:span text:style-name="T5">The key features of CatBoost is one of the significant reasons why it was selected by many boosting algorithms such as LightGBM,  </text:span><text:a xlink:type="simple" xlink:href="https://dataaspirant.com/xgboost-algorithm/" office:target-frame-name="_blank" xlink:show="new" text:style-name="Internet_20_link" text:visited-style-name="Visited_20_Internet_20_Link"><text:span text:style-name="Strong_20_Emphasis"><text:span text:style-name="T23">XGBoost algorithm</text:span></text:span></text:a><text:span text:style-name="T5"> ..etc </text:span></text:p>
      <text:p text:style-name="P9"><text:span text:style-name="T5">With other machine learning algorithms. After preprocessing and cleaning your data, the data has to be converted into </text:span><text:span text:style-name="Strong_20_Emphasis"><text:span text:style-name="T5">numerical features</text:span></text:span><text:span text:style-name="T5"> so that the machine can understand and make predictions.</text:span></text:p>
      <text:p text:style-name="P9"><text:span text:style-name="T5">This is same like, for any text related models we convert the text data into to numerical data it is know as </text:span><text:a xlink:type="simple" xlink:href="https://dataaspirant.com/word-embedding-techniques-nlp/" office:target-frame-name="_blank" xlink:show="new" text:style-name="Internet_20_link" text:visited-style-name="Visited_20_Internet_20_Link"><text:span text:style-name="Strong_20_Emphasis"><text:span text:style-name="T23">word embedding techniques</text:span></text:span></text:a><text:span text:style-name="T5">.</text:span></text:p>
      <text:p text:style-name="P11">This process of encoding or conversion is time-consuming. CatBoost supports working with non-numeric factors, and this saves some time plus improves your training results.</text:p>
      <text:p text:style-name="P11"/>
      <text:p text:style-name="P12">The Algorithm as compared to XGBoost :</text:p>
      <text:p text:style-name="P12"/>
      <text:p text:style-name="P11">Before we dive into the several differences that these algorithms possess, it should be noted that the CatBoost algorithm does not require the conversion of the data set to any specific format. Precisely numerical format, unlike XGBoost.</text:p>
      <text:p text:style-name="P11"><text:s text:c="8"/>The algorithms differ from one another in implementing the boosted trees algorithm and their technical compatibilities and limitations. </text:p>
      <text:h text:style-name="P3" text:outline-level="3"><text:bookmark text:name="t-1609567161993"/>Split </text:h>
      <text:p text:style-name="P11">The split function is a useful technique, and there are different ways of splitting features for these three machine learning algorithms. </text:p>
      <text:p text:style-name="P11">One right way of splitting features during the processing phase is to inspect the characteristics of the column.</text:p>
      <text:p text:style-name="P11"><text:soft-page-break/>The CatBoost algorithm introduced a unique system called <text:span text:style-name="T28">Minimal Variance Sampling (MVS)</text:span>, which is a weighted sampling version of the widely used approach to regularization of boosting models, Stochastic Gradient Boosting.  </text:p>
      <text:p text:style-name="P11">Also, Minimal Variance Sampling (MVS) is the new default option for subsampling in CatBoost.</text:p>
      <text:p text:style-name="P11">With this technique, the number of examples needed for each iteration of boosting decreases, and the quality of the model improves significantly compared to the other gradient boosting models. </text:p>
      <text:p text:style-name="P11">The features for each boosting tree are sampled in a way that maximizes the accuracy of split scoring.</text:p>
      <text:p text:style-name="P9"><text:span text:style-name="T5"><text:s text:c="15"/>In contrast to </text:span><text:span text:style-name="T6">it</text:span><text:span text:style-name="T5">, XGBoost </text:span><text:span text:style-name="Strong_20_Emphasis"><text:span text:style-name="T5">does not</text:span></text:span><text:span text:style-name="T18"> </text:span><text:span text:style-name="T5">utilize any </text:span><text:span text:style-name="Strong_20_Emphasis"><text:span text:style-name="T5">weighted sampling</text:span></text:span><text:span text:style-name="T18"> </text:span><text:span text:style-name="T5">techniques. </text:span><text:span text:style-name="T6">This is </text:span><text:span text:style-name="T5"><text:s/>the reason why the splitting process is slower compared to MVS of CatBoost.</text:span></text:p>
      <text:h text:style-name="P3" text:outline-level="3"/>
      <text:h text:style-name="P3" text:outline-level="3"><text:bookmark text:name="t-1609567161994"/>Leaf Growth</text:h>
      <text:p text:style-name="P9"><text:span text:style-name="T5">A significant change in the implementation of the gradient boosting algorithms such as XGBoost, LightGBM CatBoost, is the method of tree construction, also called </text:span><text:span text:style-name="Strong_20_Emphasis"><text:span text:style-name="T5">leaf growth</text:span></text:span><text:span text:style-name="T5">.</text:span></text:p>
      <text:p text:style-name="P9"><text:span text:style-name="T5"><text:s text:c="16"/>The CatBoost algorithm grows a balanced tree. In the tree structure, the feature-split pair is performed to choose a leaf. </text:span></text:p>
      <text:p text:style-name="P9"><text:span text:style-name="T5">The split with the smallest penalty is selected for all the level's nodes according to the penalty function. This method is repeated level by level until the leaves match the </text:span><text:span text:style-name="Strong_20_Emphasis"><text:span text:style-name="T5">depth of the tree</text:span></text:span><text:span text:style-name="T5">. </text:span></text:p>
      <text:p text:style-name="P11">By default, CatBoost uses symmetric trees ten times faster and gives better quality than non-symmetric trees.  </text:p>
      <text:p text:style-name="P11">However, in some cases, other tree growing strategies (Lossguide, Depthwise) can provide better results than growing symmetric trees. </text:p>
      <text:p text:style-name="P11">The leaf-wise approach is a good choice for large datasets, which is one reason why <text:a xlink:type="simple" xlink:href="https://dataaspirant.com/xgboost-algorithm/" office:target-frame-name="_blank" xlink:show="new" text:style-name="Internet_20_link" text:visited-style-name="Visited_20_Internet_20_Link"><text:span text:style-name="Strong_20_Emphasis"><text:span text:style-name="T3">XGBoost performs well</text:span></text:span></text:a>. </text:p>
      <text:p text:style-name="Text_20_body"><text:line-break/></text:p>
      <text:h text:style-name="P2" text:outline-level="3"><text:bookmark text:name="t-1609567161996"/><text:soft-page-break/>Categorical Features Handling</text:h>
      <text:p text:style-name="P11">CatBoost uses one-hot encoding for handling categorical features. By default, CatBoost uses one-hot encoding for categorical features with a small number of different values in most modes. </text:p>
      <text:p text:style-name="P9"><text:span text:style-name="T5">The number of categories for one-hot encoding can be controlled by the </text:span><text:span text:style-name="Strong_20_Emphasis"><text:span text:style-name="T5">one_hot_max_size</text:span></text:span><text:span text:style-name="T5"> parameter in Python and R. </text:span></text:p>
      <text:p text:style-name="P11">On the other hand, the CatBoost algorithm categorical encoding is known to make the model slower. </text:p>
      <text:p text:style-name="P11">XGBoost was not engineered to handle categorical features. The algorithm supports only numerical features. </text:p>
      <text:p text:style-name="P9"><text:span text:style-name="T5"/></text:p>
      <text:p text:style-name="P9"><text:span text:style-name="T5"/></text:p>
      <text:p text:style-name="P11"/>
      <text:p text:style-name="P11"/>
      <text:p text:style-name="P7"><text:span text:style-name="T9"/></text:p>
      <text:p text:style-name="P7"><text:span text:style-name="T9"/></text:p>
      <text:p text:style-name="P7"><text:span text:style-name="T9"/></text:p>
      <text:list xml:id="list162419603467797" text:continue-numbering="true" text:style-name="L1">
        <text:list-header>
          <text:p text:style-name="P5"><text:span text:style-name="T11"/></text:p>
        </text:list-header>
      </text:list>
      <text:p text:style-name="P6"><text:span text:style-name="T16"/></text:p>
      <text:p text:style-name="P6"><text:span text:style-name="T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ato" svg:font-family="Lato" style:font-pitch="variable"/>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15:59:49.273315590</meta:creation-date>
    <dc:date>2022-08-05T16:24:17.390370956</dc:date>
    <meta:editing-duration>PT4M7S</meta:editing-duration>
    <meta:editing-cycles>1</meta:editing-cycles>
    <meta:document-statistic meta:table-count="0" meta:image-count="0" meta:object-count="0" meta:page-count="4" meta:paragraph-count="46" meta:word-count="731" meta:character-count="4811" meta:non-whitespace-character-count="4047"/>
    <meta:generator>LibreOffice/7.3.3.2$Linux_X86_64 LibreOffice_project/30$Build-2</meta:generator>
  </office:meta>
</office:document-meta>
</file>